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1240C00006D7A00005222716912F597835B05.svg" manifest:media-type="image/svg+xml"/>
  <manifest:file-entry manifest:full-path="Pictures/10000201000002B4000002C0B6499DF746626833.png" manifest:media-type="image/png"/>
  <manifest:file-entry manifest:full-path="Pictures/10008F950000478B000048CE3C81465941796D89.svg" manifest:media-type="image/svg+xml"/>
  <manifest:file-entry manifest:full-path="Pictures/1000F7AE0000478B00006DD78EEF03E3A2CCB6E5.svg" manifest:media-type="image/svg+xml"/>
  <manifest:file-entry manifest:full-path="Pictures/100002010000033000000265E35F2EAF789F54EE.png" manifest:media-type="image/png"/>
  <manifest:file-entry manifest:full-path="Pictures/10000201000002F70000009C9B49B3BF238A8C59.png" manifest:media-type="image/png"/>
  <manifest:file-entry manifest:full-path="Pictures/100002010000023B0000036CEAC650601DC74DE0.png" manifest:media-type="image/png"/>
  <manifest:file-entry manifest:full-path="Pictures/10005D4300004E7C0000102AB850968D3D1411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71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7.374cm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5.342cm" fo:padding-top="0.165cm" fo:padding-bottom="0.165cm" fo:padding-left="0.29cm" fo:padding-right="0.29cm"/>
    </style:style>
    <style:style style:name="gr4" style:family="graphic" style:parent-style-name="standard">
      <style:graphic-properties draw:stroke="solid" draw:fill="none" draw:opacity="100%" draw:textarea-horizontal-align="justify" draw:textarea-vertical-align="middle" draw:auto-grow-height="false" fo:min-height="1.188cm" fo:min-width="3.99cm"/>
    </style:style>
    <style:style style:name="gr5" style:family="graphic" style:parent-style-name="standard">
      <style:graphic-properties draw:stroke="dash" draw:stroke-dash="Fine_20_Dashed"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42cm" fo:min-width="5.3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05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06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598cm"/>
    </style:style>
    <style:style style:name="gr9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6699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3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157cm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4"/>
      <style:paragraph-properties fo:text-align="center"/>
      <style:text-properties fo:font-size="18pt"/>
    </style:style>
    <style:style style:name="P3" style:family="paragraph">
      <loext:graphic-properties draw:fill="none" draw:opacity="100%" draw:opacity-name="Transparency_20_4"/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loext:graphic-properties draw:fill="none" draw:opacity="100%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212cm" svg:height="1.524cm" svg:x="0.614cm" svg:y="0.762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524cm" svg:x="15.042cm" svg:y="0.762cm">
          <text:p text:style-name="P1"><text:span text:style-name="T1">/etc/afm/afm-unit.con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524cm" svg:x="5.588cm" svg:y="6.604cm">
          <text:p text:style-name="P1"><text:span text:style-name="T2">json </text:span><text:span text:style-name="T2">descri</text:span><text:span text:style-name="T2">p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2.032cm" svg:x="8.128cm" svg:y="9.398cm">
          <text:p text:style-name="P1"><text:span text:style-name="T1">Musta</text:span><text:span text:style-name="T1">che </text:span><text:span text:style-name="T1">engin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842cm" svg:height="1.492cm" svg:x="11.176cm" svg:y="12.478cm">
          <text:p text:style-name="P1"><text:span text:style-name="T2">units </text:span><text:span text:style-name="T2">descripti</text:span><text:span text:style-name="T2">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1.524cm" svg:x="22.86cm" svg:y="13.208cm">
          <text:p text:style-name="P1"><text:span text:style-name="T1">*.se</text:span><text:span text:style-name="T1">rvi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62cm" svg:height="1.524cm" svg:x="22.854cm" svg:y="15.494cm">
          <text:p text:style-name="P1"><text:span text:style-name="T1">*.s</text:span><text:span text:style-name="T1">oc</text:span><text:span text:style-name="T1">ket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098cm" svg:height="1.427cm" svg:x="4.318cm" svg:y="11.273cm">
          <draw:text-box>
            <text:p text:style-name="P1"><text:span text:style-name="T3">virtual</text:span></text:p>
            <text:p text:style-name="P1"><text:span text:style-name="T3">data</text:span></text:p>
          </draw:text-box>
        </draw:frame>
        <draw:line draw:style-name="gr9" draw:text-style-name="P6" draw:layer="layout" svg:x1="5.588cm" svg:y1="11.176cm" svg:x2="6.166cm" svg:y2="8.382cm">
          <text:p/>
        </draw:line>
        <draw:line draw:style-name="gr9" draw:text-style-name="P6" draw:layer="layout" svg:x1="6.096cm" svg:y1="12.429cm" svg:x2="10.922cm" svg:y2="12.683cm">
          <text:p/>
        </draw:line>
        <draw:custom-shape draw:style-name="gr4" draw:text-style-name="P4" draw:layer="layout" svg:width="6.35cm" svg:height="2.032cm" svg:x="13.716cm" svg:y="15.24cm">
          <text:p text:style-name="P1"><text:span text:style-name="T1">Unit </text:span><text:span text:style-name="T1">inst</text:span><text:span text:style-name="T1">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35cm" svg:height="2.032cm" svg:x="2.54cm" svg:y="3.556cm">
          <text:p text:style-name="P1"><text:span text:style-name="T1">Co</text:span><text:span text:style-name="T1">nfi</text:span><text:span text:style-name="T1">g </text:span><text:span text:style-name="T1">en</text:span><text:span text:style-name="T1">gin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562cm" svg:height="1.524cm" svg:x="22.854cm" svg:y="17.7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302cm" svg:y1="2.286cm" svg:x2="4.572cm" svg:y2="3.556cm">
          <text:p/>
        </draw:line>
        <draw:line draw:style-name="gr10" draw:text-style-name="P6" draw:layer="layout" svg:x1="6.604cm" svg:y1="5.588cm" svg:x2="7.62cm" svg:y2="6.604cm">
          <text:p/>
        </draw:line>
        <draw:line draw:style-name="gr10" draw:text-style-name="P6" draw:layer="layout" svg:x1="9.144cm" svg:y1="8.128cm" svg:x2="10.414cm" svg:y2="9.398cm">
          <text:p/>
        </draw:line>
        <draw:line draw:style-name="gr10" draw:text-style-name="P6" draw:layer="layout" svg:x1="12.446cm" svg:y1="11.43cm" svg:x2="13.462cm" svg:y2="12.478cm">
          <text:p/>
        </draw:line>
        <draw:line draw:style-name="gr10" draw:text-style-name="P6" draw:layer="layout" svg:x1="14.986cm" svg:y1="13.97cm" svg:x2="16.256cm" svg:y2="15.24cm">
          <text:p/>
        </draw:line>
        <draw:line draw:style-name="gr10" draw:text-style-name="P6" draw:layer="layout" svg:x1="20.066cm" svg:y1="16.256cm" svg:x2="22.854cm" svg:y2="16.256cm">
          <text:p/>
        </draw:line>
        <draw:line draw:style-name="gr10" draw:text-style-name="P6" draw:layer="layout" svg:x1="21.082cm" svg:y1="16.256cm" svg:x2="22.86cm" svg:y2="14.732cm">
          <text:p/>
        </draw:line>
        <draw:line draw:style-name="gr10" draw:text-style-name="P6" draw:layer="layout" svg:x1="21.082cm" svg:y1="16.256cm" svg:x2="22.854cm" svg:y2="17.78cm">
          <text:p/>
        </draw:line>
        <draw:line draw:style-name="gr10" draw:text-style-name="P6" draw:layer="layout" svg:x1="17.78cm" svg:y1="2.286cm" svg:x2="13.462cm" svg:y2="9.652cm">
          <text:p/>
        </draw:line>
        <draw:frame draw:style-name="gr11" draw:text-style-name="P5" draw:layer="layout" svg:width="3.884cm" svg:height="1.427cm" svg:x="8.128cm" svg:y="0.859cm">
          <draw:text-box>
            <text:p text:style-name="P1"><text:span text:style-name="T3">configuration</text:span></text:p>
            <text:p text:style-name="P1"><text:span text:style-name="T3">file</text:span></text:p>
          </draw:text-box>
        </draw:frame>
        <draw:frame draw:style-name="gr12" draw:text-style-name="P5" draw:layer="layout" svg:width="2.657cm" svg:height="1.427cm" svg:x="23.251cm" svg:y="11.273cm">
          <draw:text-box>
            <text:p text:style-name="P1"><text:span text:style-name="T3">systemd</text:span></text:p>
            <text:p text:style-name="P1"><text:span text:style-name="T3">unit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4" draw:text-style-name="P6" draw:layer="layout" svg:width="18.314cm" svg:height="18.637cm" svg:x="4.986cm" svg:y="1.264cm">
          <draw:image xlink:href="Pictures/10008F950000478B000048CE3C81465941796D89.svg" xlink:type="simple" xlink:show="embed" xlink:actuate="onLoad">
            <text:p/>
          </draw:image>
          <draw:image xlink:href="Pictures/10000201000002B4000002C0B6499DF746626833.png" xlink:type="simple" xlink:show="embed" xlink:actuate="onLoad"/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4" draw:text-style-name="P6" draw:layer="layout" svg:width="13.677cm" svg:height="20.999cm" svg:x="7.304cm" svg:y="0.083cm">
          <draw:image xlink:href="Pictures/1000F7AE0000478B00006DD78EEF03E3A2CCB6E5.svg" xlink:type="simple" xlink:show="embed" xlink:actuate="onLoad">
            <text:p/>
          </draw:image>
          <draw:image xlink:href="Pictures/100002010000023B0000036CEAC650601DC74DE0.png" xlink:type="simple" xlink:show="embed" xlink:actuate="onLoad"/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4" draw:text-style-name="P6" draw:layer="layout" svg:width="20.091cm" svg:height="4.137cm" svg:x="4.097cm" svg:y="8.514cm">
          <draw:image xlink:href="Pictures/10005D4300004E7C0000102AB850968D3D141153.svg" xlink:type="simple" xlink:show="embed" xlink:actuate="onLoad">
            <text:p/>
          </draw:image>
          <draw:image xlink:href="Pictures/10000201000002F70000009C9B49B3BF238A8C59.png" xlink:type="simple" xlink:show="embed" xlink:actuate="onLoad"/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4" draw:text-style-name="P6" draw:layer="layout" svg:width="27.99cm" svg:height="20.999cm" svg:x="0.148cm" svg:y="0.083cm">
          <draw:image xlink:href="Pictures/1001240C00006D7A00005222716912F597835B05.svg" xlink:type="simple" xlink:show="embed" xlink:actuate="onLoad">
            <text:p/>
          </draw:image>
          <draw:image xlink:href="Pictures/100002010000033000000265E35F2EAF789F54EE.png" xlink:type="simple" xlink:show="embed" xlink:actuate="onLoad"/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 </meta:initial-creator>
    <meta:creation-date>2017-03-20T14:07:13.863161669</meta:creation-date>
    <dc:date>2019-06-21T16:16:21.807679993</dc:date>
    <dc:creator>jb </dc:creator>
    <meta:editing-duration>PT16H58M19S</meta:editing-duration>
    <meta:editing-cycles>3</meta:editing-cycles>
    <meta:generator>LibreOffice/6.0.7.3.0$Linux_X86_64 LibreOffice_project/00$Build-3</meta:generator>
    <meta:document-statistic meta:object-count="61"/>
  </office:meta>
</office:document-meta>
</file>